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fill-hatch-solid="fals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hatch-solid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12.68pt" svg:height="288.4pt" svg:x="13.27pt" svg:y="347.84pt">
            <draw:object draw:notify-on-update-of-ranges="Sheet1.A1:Sheet1.A1 Sheet1.A2:Sheet1.A21 Sheet1.B1:Sheet1.B1 Sheet1.B2:Sheet1.B21 Sheet1.C1:Sheet1.C1 Sheet1.C2:Sheet1.C21 Sheet1.D1:Sheet1.D1 Sheet1.D2:Sheet1.D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fectives:</text:p>
          </table:table-cell>
          <table:table-cell office:value-type="string" calcext:value-type="string">
            <text:p>Average Defects (np):</text:p>
          </table:table-cell>
          <table:table-cell office:value-type="string" calcext:value-type="string">
            <text:p>UAL:</text:p>
          </table:table-cell>
          <table:table-cell office:value-type="string" calcext:value-type="string">
            <text:p>UWL:</text:p>
          </table:table-cell>
          <table:table-cell office:value-type="string" calcext:value-type="string">
            <text:p>LWL:</text:p>
          </table:table-cell>
          <table:table-cell office:value-type="string" calcext:value-type="string">
            <text:p>LAL: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2]+(3*SQRT(50*[.$B$26]*(1-[.$B$26])))" office:value-type="float" office:value="6.15692193816531" calcext:value-type="float">
            <text:p>6.15692193816531</text:p>
          </table:table-cell>
          <table:table-cell table:formula="of:=[.B2]+(2*SQRT(50*[.$B$26]*(1-[.$B$26])))" office:value-type="float" office:value="4.7712812921102" calcext:value-type="float">
            <text:p>4.7712812921102</text:p>
          </table:table-cell>
          <table:table-cell table:formula="of:=[.B2]-(2*SQRT(50*[.$B$26]*(1-[.$B$26])))" office:value-type="float" office:value="-0.771281292110204" calcext:value-type="float">
            <text:p>-0.771281292110204</text:p>
          </table:table-cell>
          <table:table-cell table:formula="of:=[.B2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3]+(3*SQRT(50*[.$B$26]*(1-[.$B$26])))" office:value-type="float" office:value="6.15692193816531" calcext:value-type="float">
            <text:p>6.15692193816531</text:p>
          </table:table-cell>
          <table:table-cell table:formula="of:=[.B3]+(2*SQRT(50*[.$B$26]*(1-[.$B$26])))" office:value-type="float" office:value="4.7712812921102" calcext:value-type="float">
            <text:p>4.7712812921102</text:p>
          </table:table-cell>
          <table:table-cell table:formula="of:=[.B3]-(2*SQRT(50*[.$B$26]*(1-[.$B$26])))" office:value-type="float" office:value="-0.771281292110204" calcext:value-type="float">
            <text:p>-0.771281292110204</text:p>
          </table:table-cell>
          <table:table-cell table:formula="of:=[.B3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4]+(3*SQRT(50*[.$B$26]*(1-[.$B$26])))" office:value-type="float" office:value="6.15692193816531" calcext:value-type="float">
            <text:p>6.15692193816531</text:p>
          </table:table-cell>
          <table:table-cell table:formula="of:=[.B4]+(2*SQRT(50*[.$B$26]*(1-[.$B$26])))" office:value-type="float" office:value="4.7712812921102" calcext:value-type="float">
            <text:p>4.7712812921102</text:p>
          </table:table-cell>
          <table:table-cell table:formula="of:=[.B4]-(2*SQRT(50*[.$B$26]*(1-[.$B$26])))" office:value-type="float" office:value="-0.771281292110204" calcext:value-type="float">
            <text:p>-0.771281292110204</text:p>
          </table:table-cell>
          <table:table-cell table:formula="of:=[.B4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5]+(3*SQRT(50*[.$B$26]*(1-[.$B$26])))" office:value-type="float" office:value="6.15692193816531" calcext:value-type="float">
            <text:p>6.15692193816531</text:p>
          </table:table-cell>
          <table:table-cell table:formula="of:=[.B5]+(2*SQRT(50*[.$B$26]*(1-[.$B$26])))" office:value-type="float" office:value="4.7712812921102" calcext:value-type="float">
            <text:p>4.7712812921102</text:p>
          </table:table-cell>
          <table:table-cell table:formula="of:=[.B5]-(2*SQRT(50*[.$B$26]*(1-[.$B$26])))" office:value-type="float" office:value="-0.771281292110204" calcext:value-type="float">
            <text:p>-0.771281292110204</text:p>
          </table:table-cell>
          <table:table-cell table:formula="of:=[.B5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6]+(3*SQRT(50*[.$B$26]*(1-[.$B$26])))" office:value-type="float" office:value="6.15692193816531" calcext:value-type="float">
            <text:p>6.15692193816531</text:p>
          </table:table-cell>
          <table:table-cell table:formula="of:=[.B6]+(2*SQRT(50*[.$B$26]*(1-[.$B$26])))" office:value-type="float" office:value="4.7712812921102" calcext:value-type="float">
            <text:p>4.7712812921102</text:p>
          </table:table-cell>
          <table:table-cell table:formula="of:=[.B6]-(2*SQRT(50*[.$B$26]*(1-[.$B$26])))" office:value-type="float" office:value="-0.771281292110204" calcext:value-type="float">
            <text:p>-0.771281292110204</text:p>
          </table:table-cell>
          <table:table-cell table:formula="of:=[.B6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7]+(3*SQRT(50*[.$B$26]*(1-[.$B$26])))" office:value-type="float" office:value="6.15692193816531" calcext:value-type="float">
            <text:p>6.15692193816531</text:p>
          </table:table-cell>
          <table:table-cell table:formula="of:=[.B7]+(2*SQRT(50*[.$B$26]*(1-[.$B$26])))" office:value-type="float" office:value="4.7712812921102" calcext:value-type="float">
            <text:p>4.7712812921102</text:p>
          </table:table-cell>
          <table:table-cell table:formula="of:=[.B7]-(2*SQRT(50*[.$B$26]*(1-[.$B$26])))" office:value-type="float" office:value="-0.771281292110204" calcext:value-type="float">
            <text:p>-0.771281292110204</text:p>
          </table:table-cell>
          <table:table-cell table:formula="of:=[.B7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8]+(3*SQRT(50*[.$B$26]*(1-[.$B$26])))" office:value-type="float" office:value="6.15692193816531" calcext:value-type="float">
            <text:p>6.15692193816531</text:p>
          </table:table-cell>
          <table:table-cell table:formula="of:=[.B8]+(2*SQRT(50*[.$B$26]*(1-[.$B$26])))" office:value-type="float" office:value="4.7712812921102" calcext:value-type="float">
            <text:p>4.7712812921102</text:p>
          </table:table-cell>
          <table:table-cell table:formula="of:=[.B8]-(2*SQRT(50*[.$B$26]*(1-[.$B$26])))" office:value-type="float" office:value="-0.771281292110204" calcext:value-type="float">
            <text:p>-0.771281292110204</text:p>
          </table:table-cell>
          <table:table-cell table:formula="of:=[.B8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9]+(3*SQRT(50*[.$B$26]*(1-[.$B$26])))" office:value-type="float" office:value="6.15692193816531" calcext:value-type="float">
            <text:p>6.15692193816531</text:p>
          </table:table-cell>
          <table:table-cell table:formula="of:=[.B9]+(2*SQRT(50*[.$B$26]*(1-[.$B$26])))" office:value-type="float" office:value="4.7712812921102" calcext:value-type="float">
            <text:p>4.7712812921102</text:p>
          </table:table-cell>
          <table:table-cell table:formula="of:=[.B9]-(2*SQRT(50*[.$B$26]*(1-[.$B$26])))" office:value-type="float" office:value="-0.771281292110204" calcext:value-type="float">
            <text:p>-0.771281292110204</text:p>
          </table:table-cell>
          <table:table-cell table:formula="of:=[.B9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0]+(3*SQRT(50*[.$B$26]*(1-[.$B$26])))" office:value-type="float" office:value="6.15692193816531" calcext:value-type="float">
            <text:p>6.15692193816531</text:p>
          </table:table-cell>
          <table:table-cell table:formula="of:=[.B10]+(2*SQRT(50*[.$B$26]*(1-[.$B$26])))" office:value-type="float" office:value="4.7712812921102" calcext:value-type="float">
            <text:p>4.7712812921102</text:p>
          </table:table-cell>
          <table:table-cell table:formula="of:=[.B10]-(2*SQRT(50*[.$B$26]*(1-[.$B$26])))" office:value-type="float" office:value="-0.771281292110204" calcext:value-type="float">
            <text:p>-0.771281292110204</text:p>
          </table:table-cell>
          <table:table-cell table:formula="of:=[.B10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1]+(3*SQRT(50*[.$B$26]*(1-[.$B$26])))" office:value-type="float" office:value="6.15692193816531" calcext:value-type="float">
            <text:p>6.15692193816531</text:p>
          </table:table-cell>
          <table:table-cell table:formula="of:=[.B11]+(2*SQRT(50*[.$B$26]*(1-[.$B$26])))" office:value-type="float" office:value="4.7712812921102" calcext:value-type="float">
            <text:p>4.7712812921102</text:p>
          </table:table-cell>
          <table:table-cell table:formula="of:=[.B11]-(2*SQRT(50*[.$B$26]*(1-[.$B$26])))" office:value-type="float" office:value="-0.771281292110204" calcext:value-type="float">
            <text:p>-0.771281292110204</text:p>
          </table:table-cell>
          <table:table-cell table:formula="of:=[.B11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2]+(3*SQRT(50*[.$B$26]*(1-[.$B$26])))" office:value-type="float" office:value="6.15692193816531" calcext:value-type="float">
            <text:p>6.15692193816531</text:p>
          </table:table-cell>
          <table:table-cell table:formula="of:=[.B12]+(2*SQRT(50*[.$B$26]*(1-[.$B$26])))" office:value-type="float" office:value="4.7712812921102" calcext:value-type="float">
            <text:p>4.7712812921102</text:p>
          </table:table-cell>
          <table:table-cell table:formula="of:=[.B12]-(2*SQRT(50*[.$B$26]*(1-[.$B$26])))" office:value-type="float" office:value="-0.771281292110204" calcext:value-type="float">
            <text:p>-0.771281292110204</text:p>
          </table:table-cell>
          <table:table-cell table:formula="of:=[.B12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3]+(3*SQRT(50*[.$B$26]*(1-[.$B$26])))" office:value-type="float" office:value="6.15692193816531" calcext:value-type="float">
            <text:p>6.15692193816531</text:p>
          </table:table-cell>
          <table:table-cell table:formula="of:=[.B13]+(2*SQRT(50*[.$B$26]*(1-[.$B$26])))" office:value-type="float" office:value="4.7712812921102" calcext:value-type="float">
            <text:p>4.7712812921102</text:p>
          </table:table-cell>
          <table:table-cell table:formula="of:=[.B13]-(2*SQRT(50*[.$B$26]*(1-[.$B$26])))" office:value-type="float" office:value="-0.771281292110204" calcext:value-type="float">
            <text:p>-0.771281292110204</text:p>
          </table:table-cell>
          <table:table-cell table:formula="of:=[.B13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4]+(3*SQRT(50*[.$B$26]*(1-[.$B$26])))" office:value-type="float" office:value="6.15692193816531" calcext:value-type="float">
            <text:p>6.15692193816531</text:p>
          </table:table-cell>
          <table:table-cell table:formula="of:=[.B14]+(2*SQRT(50*[.$B$26]*(1-[.$B$26])))" office:value-type="float" office:value="4.7712812921102" calcext:value-type="float">
            <text:p>4.7712812921102</text:p>
          </table:table-cell>
          <table:table-cell table:formula="of:=[.B14]-(2*SQRT(50*[.$B$26]*(1-[.$B$26])))" office:value-type="float" office:value="-0.771281292110204" calcext:value-type="float">
            <text:p>-0.771281292110204</text:p>
          </table:table-cell>
          <table:table-cell table:formula="of:=[.B14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5]+(3*SQRT(50*[.$B$26]*(1-[.$B$26])))" office:value-type="float" office:value="6.15692193816531" calcext:value-type="float">
            <text:p>6.15692193816531</text:p>
          </table:table-cell>
          <table:table-cell table:formula="of:=[.B15]+(2*SQRT(50*[.$B$26]*(1-[.$B$26])))" office:value-type="float" office:value="4.7712812921102" calcext:value-type="float">
            <text:p>4.7712812921102</text:p>
          </table:table-cell>
          <table:table-cell table:formula="of:=[.B15]-(2*SQRT(50*[.$B$26]*(1-[.$B$26])))" office:value-type="float" office:value="-0.771281292110204" calcext:value-type="float">
            <text:p>-0.771281292110204</text:p>
          </table:table-cell>
          <table:table-cell table:formula="of:=[.B15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6]+(3*SQRT(50*[.$B$26]*(1-[.$B$26])))" office:value-type="float" office:value="6.15692193816531" calcext:value-type="float">
            <text:p>6.15692193816531</text:p>
          </table:table-cell>
          <table:table-cell table:formula="of:=[.B16]+(2*SQRT(50*[.$B$26]*(1-[.$B$26])))" office:value-type="float" office:value="4.7712812921102" calcext:value-type="float">
            <text:p>4.7712812921102</text:p>
          </table:table-cell>
          <table:table-cell table:formula="of:=[.B16]-(2*SQRT(50*[.$B$26]*(1-[.$B$26])))" office:value-type="float" office:value="-0.771281292110204" calcext:value-type="float">
            <text:p>-0.771281292110204</text:p>
          </table:table-cell>
          <table:table-cell table:formula="of:=[.B16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7]+(3*SQRT(50*[.$B$26]*(1-[.$B$26])))" office:value-type="float" office:value="6.15692193816531" calcext:value-type="float">
            <text:p>6.15692193816531</text:p>
          </table:table-cell>
          <table:table-cell table:formula="of:=[.B17]+(2*SQRT(50*[.$B$26]*(1-[.$B$26])))" office:value-type="float" office:value="4.7712812921102" calcext:value-type="float">
            <text:p>4.7712812921102</text:p>
          </table:table-cell>
          <table:table-cell table:formula="of:=[.B17]-(2*SQRT(50*[.$B$26]*(1-[.$B$26])))" office:value-type="float" office:value="-0.771281292110204" calcext:value-type="float">
            <text:p>-0.771281292110204</text:p>
          </table:table-cell>
          <table:table-cell table:formula="of:=[.B17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8]+(3*SQRT(50*[.$B$26]*(1-[.$B$26])))" office:value-type="float" office:value="6.15692193816531" calcext:value-type="float">
            <text:p>6.15692193816531</text:p>
          </table:table-cell>
          <table:table-cell table:formula="of:=[.B18]+(2*SQRT(50*[.$B$26]*(1-[.$B$26])))" office:value-type="float" office:value="4.7712812921102" calcext:value-type="float">
            <text:p>4.7712812921102</text:p>
          </table:table-cell>
          <table:table-cell table:formula="of:=[.B18]-(2*SQRT(50*[.$B$26]*(1-[.$B$26])))" office:value-type="float" office:value="-0.771281292110204" calcext:value-type="float">
            <text:p>-0.771281292110204</text:p>
          </table:table-cell>
          <table:table-cell table:formula="of:=[.B18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9]+(3*SQRT(50*[.$B$26]*(1-[.$B$26])))" office:value-type="float" office:value="6.15692193816531" calcext:value-type="float">
            <text:p>6.15692193816531</text:p>
          </table:table-cell>
          <table:table-cell table:formula="of:=[.B19]+(2*SQRT(50*[.$B$26]*(1-[.$B$26])))" office:value-type="float" office:value="4.7712812921102" calcext:value-type="float">
            <text:p>4.7712812921102</text:p>
          </table:table-cell>
          <table:table-cell table:formula="of:=[.B19]-(2*SQRT(50*[.$B$26]*(1-[.$B$26])))" office:value-type="float" office:value="-0.771281292110204" calcext:value-type="float">
            <text:p>-0.771281292110204</text:p>
          </table:table-cell>
          <table:table-cell table:formula="of:=[.B19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20]+(3*SQRT(50*[.$B$26]*(1-[.$B$26])))" office:value-type="float" office:value="6.15692193816531" calcext:value-type="float">
            <text:p>6.15692193816531</text:p>
          </table:table-cell>
          <table:table-cell table:formula="of:=[.B20]+(2*SQRT(50*[.$B$26]*(1-[.$B$26])))" office:value-type="float" office:value="4.7712812921102" calcext:value-type="float">
            <text:p>4.7712812921102</text:p>
          </table:table-cell>
          <table:table-cell table:formula="of:=[.B20]-(2*SQRT(50*[.$B$26]*(1-[.$B$26])))" office:value-type="float" office:value="-0.771281292110204" calcext:value-type="float">
            <text:p>-0.771281292110204</text:p>
          </table:table-cell>
          <table:table-cell table:formula="of:=[.B20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21]+(3*SQRT(50*[.$B$26]*(1-[.$B$26])))" office:value-type="float" office:value="6.15692193816531" calcext:value-type="float">
            <text:p>6.15692193816531</text:p>
          </table:table-cell>
          <table:table-cell table:formula="of:=[.B21]+(2*SQRT(50*[.$B$26]*(1-[.$B$26])))" office:value-type="float" office:value="4.7712812921102" calcext:value-type="float">
            <text:p>4.7712812921102</text:p>
          </table:table-cell>
          <table:table-cell table:formula="of:=[.B21]-(2*SQRT(50*[.$B$26]*(1-[.$B$26])))" office:value-type="float" office:value="-0.771281292110204" calcext:value-type="float">
            <text:p>-0.771281292110204</text:p>
          </table:table-cell>
          <table:table-cell table:formula="of:=[.B21]-(3*SQRT(50*[.$B$26]*(1-[.$B$26])))" office:value-type="float" office:value="-2.15692193816531" calcext:value-type="float">
            <text:p>-2.1569219381653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otal Defects:</text:p>
          </table:table-cell>
          <table:table-cell table:formula="of:=SUM([.A2:.A21]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:</text:p>
          </table:table-cell>
          <table:table-cell table:formula="of:=[.B2]/50" office:value-type="float" office:value="0.04" calcext:value-type="float">
            <text:p>0.04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2" draw:text-style-name="P2" svg:width="638.96pt" svg:height="289.13pt" svg:x="3.12pt" svg:y="335.82pt">
            <draw:object draw:notify-on-update-of-ranges="Sheet2.A1:Sheet2.A1 Sheet2.A2:Sheet2.A26 Sheet2.B1:Sheet2.B1 Sheet2.B2:Sheet2.B26 Sheet2.C1:Sheet2.C1 Sheet2.C2:Sheet2.C26 Sheet2.D1:Sheet2.D1 Sheet2.D2:Sheet2.D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laws per sheet</text:p>
          </table:table-cell>
          <table:table-cell office:value-type="string" calcext:value-type="string">
            <text:p>average flaws/sheet (c)</text:p>
          </table:table-cell>
          <table:table-cell office:value-type="string" calcext:value-type="string">
            <text:p>UAL:</text:p>
          </table:table-cell>
          <table:table-cell office:value-type="string" calcext:value-type="string">
            <text:p>UWL: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2]+(3*SQRT([.B2]))" office:value-type="float" office:value="8.12139516022558" calcext:value-type="float">
            <text:p>8.12139516022558</text:p>
          </table:table-cell>
          <table:table-cell table:formula="of:=[.B2]+(2*SQRT([.B2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3]+(3*SQRT([.B3]))" office:value-type="float" office:value="8.12139516022558" calcext:value-type="float">
            <text:p>8.12139516022558</text:p>
          </table:table-cell>
          <table:table-cell table:formula="of:=[.B3]+(2*SQRT([.B3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4]+(3*SQRT([.B4]))" office:value-type="float" office:value="8.12139516022558" calcext:value-type="float">
            <text:p>8.12139516022558</text:p>
          </table:table-cell>
          <table:table-cell table:formula="of:=[.B4]+(2*SQRT([.B4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5]+(3*SQRT([.B5]))" office:value-type="float" office:value="8.12139516022558" calcext:value-type="float">
            <text:p>8.12139516022558</text:p>
          </table:table-cell>
          <table:table-cell table:formula="of:=[.B5]+(2*SQRT([.B5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6]+(3*SQRT([.B6]))" office:value-type="float" office:value="8.12139516022558" calcext:value-type="float">
            <text:p>8.12139516022558</text:p>
          </table:table-cell>
          <table:table-cell table:formula="of:=[.B6]+(2*SQRT([.B6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7]+(3*SQRT([.B7]))" office:value-type="float" office:value="8.12139516022558" calcext:value-type="float">
            <text:p>8.12139516022558</text:p>
          </table:table-cell>
          <table:table-cell table:formula="of:=[.B7]+(2*SQRT([.B7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8]+(3*SQRT([.B8]))" office:value-type="float" office:value="8.12139516022558" calcext:value-type="float">
            <text:p>8.12139516022558</text:p>
          </table:table-cell>
          <table:table-cell table:formula="of:=[.B8]+(2*SQRT([.B8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9]+(3*SQRT([.B9]))" office:value-type="float" office:value="8.12139516022558" calcext:value-type="float">
            <text:p>8.12139516022558</text:p>
          </table:table-cell>
          <table:table-cell table:formula="of:=[.B9]+(2*SQRT([.B9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10]+(3*SQRT([.B10]))" office:value-type="float" office:value="8.12139516022558" calcext:value-type="float">
            <text:p>8.12139516022558</text:p>
          </table:table-cell>
          <table:table-cell table:formula="of:=[.B10]+(2*SQRT([.B10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11]+(3*SQRT([.B11]))" office:value-type="float" office:value="8.12139516022558" calcext:value-type="float">
            <text:p>8.12139516022558</text:p>
          </table:table-cell>
          <table:table-cell table:formula="of:=[.B11]+(2*SQRT([.B11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12]+(3*SQRT([.B12]))" office:value-type="float" office:value="8.12139516022558" calcext:value-type="float">
            <text:p>8.12139516022558</text:p>
          </table:table-cell>
          <table:table-cell table:formula="of:=[.B12]+(2*SQRT([.B12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13]+(3*SQRT([.B13]))" office:value-type="float" office:value="8.12139516022558" calcext:value-type="float">
            <text:p>8.12139516022558</text:p>
          </table:table-cell>
          <table:table-cell table:formula="of:=[.B13]+(2*SQRT([.B13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14]+(3*SQRT([.B14]))" office:value-type="float" office:value="8.12139516022558" calcext:value-type="float">
            <text:p>8.12139516022558</text:p>
          </table:table-cell>
          <table:table-cell table:formula="of:=[.B14]+(2*SQRT([.B14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15]+(3*SQRT([.B15]))" office:value-type="float" office:value="8.12139516022558" calcext:value-type="float">
            <text:p>8.12139516022558</text:p>
          </table:table-cell>
          <table:table-cell table:formula="of:=[.B15]+(2*SQRT([.B15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16]+(3*SQRT([.B16]))" office:value-type="float" office:value="8.12139516022558" calcext:value-type="float">
            <text:p>8.12139516022558</text:p>
          </table:table-cell>
          <table:table-cell table:formula="of:=[.B16]+(2*SQRT([.B16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17]+(3*SQRT([.B17]))" office:value-type="float" office:value="8.12139516022558" calcext:value-type="float">
            <text:p>8.12139516022558</text:p>
          </table:table-cell>
          <table:table-cell table:formula="of:=[.B17]+(2*SQRT([.B17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18]+(3*SQRT([.B18]))" office:value-type="float" office:value="8.12139516022558" calcext:value-type="float">
            <text:p>8.12139516022558</text:p>
          </table:table-cell>
          <table:table-cell table:formula="of:=[.B18]+(2*SQRT([.B18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19]+(3*SQRT([.B19]))" office:value-type="float" office:value="8.12139516022558" calcext:value-type="float">
            <text:p>8.12139516022558</text:p>
          </table:table-cell>
          <table:table-cell table:formula="of:=[.B19]+(2*SQRT([.B19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20]+(3*SQRT([.B20]))" office:value-type="float" office:value="8.12139516022558" calcext:value-type="float">
            <text:p>8.12139516022558</text:p>
          </table:table-cell>
          <table:table-cell table:formula="of:=[.B20]+(2*SQRT([.B20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21]+(3*SQRT([.B21]))" office:value-type="float" office:value="8.12139516022558" calcext:value-type="float">
            <text:p>8.12139516022558</text:p>
          </table:table-cell>
          <table:table-cell table:formula="of:=[.B21]+(2*SQRT([.B21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22]+(3*SQRT([.B22]))" office:value-type="float" office:value="8.12139516022558" calcext:value-type="float">
            <text:p>8.12139516022558</text:p>
          </table:table-cell>
          <table:table-cell table:formula="of:=[.B22]+(2*SQRT([.B22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23]+(3*SQRT([.B23]))" office:value-type="float" office:value="8.12139516022558" calcext:value-type="float">
            <text:p>8.12139516022558</text:p>
          </table:table-cell>
          <table:table-cell table:formula="of:=[.B23]+(2*SQRT([.B23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24]+(3*SQRT([.B24]))" office:value-type="float" office:value="8.12139516022558" calcext:value-type="float">
            <text:p>8.12139516022558</text:p>
          </table:table-cell>
          <table:table-cell table:formula="of:=[.B24]+(2*SQRT([.B24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25]+(3*SQRT([.B25]))" office:value-type="float" office:value="8.12139516022558" calcext:value-type="float">
            <text:p>8.12139516022558</text:p>
          </table:table-cell>
          <table:table-cell table:formula="of:=[.B25]+(2*SQRT([.B25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26]+(3*SQRT([.B26]))" office:value-type="float" office:value="8.12139516022558" calcext:value-type="float">
            <text:p>8.12139516022558</text:p>
          </table:table-cell>
          <table:table-cell table:formula="of:=[.B26]+(2*SQRT([.B26]))" office:value-type="float" office:value="6.40093010681705" calcext:value-type="float">
            <text:p>6.4009301068170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hatch draw:name="Blue_20_Crossed_20_0_20_Degrees" draw:display-name="Blue Crossed 0 Degrees" draw:style="double" draw:color="#000080" draw:distance="2.15pt" draw:rotation="90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20:27:42.621447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08:40:48.185593153</meta:creation-date>
    <dc:date>2019-10-28T20:45:17.616981634</dc:date>
    <meta:editing-duration>PT21M56S</meta:editing-duration>
    <meta:editing-cycles>7</meta:editing-cycles>
    <meta:generator>LibreOffice/6.0.7.3$Linux_X86_64 LibreOffice_project/00m0$Build-3</meta:generator>
    <meta:document-statistic meta:table-count="2" meta:cell-count="2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e9a06" draw:fill-color="#4e9a0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aa61a" draw:fill-color="#faa61a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15cm" svg:height="10.175cm" xlink:href=".." xlink:type="simple" chart:class="chart:line" chart:style-name="ch1">
        <chart:title svg:x="9.851cm" svg:y="0.339cm" chart:style-name="ch2">
          <text:p>NP chart</text:p>
        </chart:title>
        <chart:legend chart:legend-position="end" svg:x="16.911cm" svg:y="4.041cm" style:legend-expansion="high" chart:style-name="ch3"/>
        <chart:plot-area chart:style-name="ch4" table:cell-range-address="Sheet1.A1:Sheet1.D21" chart:data-source-has-labels="row" svg:x="0.432cm" svg:y="1.321cm" svg:width="16.047cm" svg:height="8.651cm">
          <chartooo:coordinate-region svg:x="0.868cm" svg:y="1.521cm" svg:width="15.424cm" svg:height="7.8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1" chart:label-cell-address="Sheet1.A1:Sheet1.A1" chart:class="chart:line">
            <chart:data-point chart:repeated="20"/>
          </chart:series>
          <chart:series chart:style-name="ch8" chart:values-cell-range-address="Sheet1.B2:Sheet1.B21" chart:label-cell-address="Sheet1.B1:Sheet1.B1" chart:class="chart:line">
            <chart:data-point chart:repeated="20"/>
          </chart:series>
          <chart:series chart:style-name="ch9" chart:values-cell-range-address="Sheet1.C2:Sheet1.C21" chart:label-cell-address="Sheet1.C1:Sheet1.C1" chart:class="chart:line">
            <chart:data-point chart:repeated="20"/>
          </chart:series>
          <chart:series chart:style-name="ch10" chart:values-cell-range-address="Sheet1.D2:Sheet1.D21" chart:label-cell-address="Sheet1.D1:Sheet1.D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ives:</text:p>
                <draw:g>
                  <svg:desc>Sheet1.A1:Sheet1.A1</svg:desc>
                </draw:g>
              </table:table-cell>
              <table:table-cell office:value-type="string">
                <text:p>Average Defects (np):</text:p>
                <draw:g>
                  <svg:desc>Sheet1.B1:Sheet1.B1</svg:desc>
                </draw:g>
              </table:table-cell>
              <table:table-cell office:value-type="string">
                <text:p>UAL:</text:p>
                <draw:g>
                  <svg:desc>Sheet1.C1:Sheet1.C1</svg:desc>
                </draw:g>
              </table:table-cell>
              <table:table-cell office:value-type="string">
                <text:p>UWL: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1</svg:desc>
                </draw:g>
              </table:table-cell>
              <table:table-cell office:value-type="float" office:value="2">
                <text:p>2</text:p>
                <draw:g>
                  <svg:desc>Sheet1.B2:Sheet1.B21</svg:desc>
                </draw:g>
              </table:table-cell>
              <table:table-cell office:value-type="float" office:value="6.15692193816531">
                <text:p>6.15692193816531</text:p>
                <draw:g>
                  <svg:desc>Sheet1.C2:Sheet1.C21</svg:desc>
                </draw:g>
              </table:table-cell>
              <table:table-cell office:value-type="float" office:value="4.7712812921102">
                <text:p>4.7712812921102</text:p>
                <draw:g>
                  <svg:desc>Sheet1.D2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e9a06" draw:fill-color="#4e9a0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aa61a" draw:fill-color="#faa61a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 draw:fill-hatch-name="Black_20_45_20_Degrees" draw:fill-image-name="_35__20_Percent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42cm" svg:height="10.201cm" xlink:href=".." xlink:type="simple" chart:class="chart:line" chart:style-name="ch1">
        <chart:title svg:x="10.46cm" svg:y="0.34cm" chart:style-name="ch2">
          <text:p>C chart</text:p>
        </chart:title>
        <chart:legend chart:legend-position="end" svg:x="17.626cm" svg:y="4.054cm" style:legend-expansion="high" chart:style-name="ch3"/>
        <chart:plot-area chart:style-name="ch4" table:cell-range-address="Sheet2.A1:Sheet2.D26" chart:data-source-has-labels="row" svg:x="0.45cm" svg:y="1.323cm" svg:width="16.726cm" svg:height="8.674cm">
          <chartooo:coordinate-region svg:x="0.886cm" svg:y="1.522cm" svg:width="16.103cm" svg:height="7.828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A2:Sheet2.A26" chart:label-cell-address="Sheet2.A1:Sheet2.A1" chart:class="chart:line">
            <chart:data-point chart:repeated="25"/>
          </chart:series>
          <chart:series chart:style-name="ch8" chart:values-cell-range-address="Sheet2.B2:Sheet2.B26" chart:label-cell-address="Sheet2.B1:Sheet2.B1" chart:class="chart:line">
            <chart:data-point chart:repeated="25"/>
          </chart:series>
          <chart:series chart:style-name="ch9" chart:values-cell-range-address="Sheet2.C2:Sheet2.C26" chart:label-cell-address="Sheet2.C1:Sheet2.C1" chart:class="chart:line">
            <chart:data-point chart:repeated="25"/>
          </chart:series>
          <chart:series chart:style-name="ch10" chart:values-cell-range-address="Sheet2.D2:Sheet2.D26" chart:label-cell-address="Sheet2.D1:Sheet2.D1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aws per sheet</text:p>
                <draw:g>
                  <svg:desc>Sheet2.A1:Sheet2.A1</svg:desc>
                </draw:g>
              </table:table-cell>
              <table:table-cell office:value-type="string">
                <text:p>average flaws/sheet (c)</text:p>
                <draw:g>
                  <svg:desc>Sheet2.B1:Sheet2.B1</svg:desc>
                </draw:g>
              </table:table-cell>
              <table:table-cell office:value-type="string">
                <text:p>UAL:</text:p>
                <draw:g>
                  <svg:desc>Sheet2.C1:Sheet2.C1</svg:desc>
                </draw:g>
              </table:table-cell>
              <table:table-cell office:value-type="string">
                <text:p>UWL: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2.A2:Sheet2.A26</svg:desc>
                </draw:g>
              </table:table-cell>
              <table:table-cell office:value-type="float" office:value="2.96">
                <text:p>2.96</text:p>
                <draw:g>
                  <svg:desc>Sheet2.B2:Sheet2.B26</svg:desc>
                </draw:g>
              </table:table-cell>
              <table:table-cell office:value-type="float" office:value="8.12139516022558">
                <text:p>8.12139516022558</text:p>
                <draw:g>
                  <svg:desc>Sheet2.C2:Sheet2.C26</svg:desc>
                </draw:g>
              </table:table-cell>
              <table:table-cell office:value-type="float" office:value="6.40093010681705">
                <text:p>6.40093010681705</text:p>
                <draw:g>
                  <svg:desc>Sheet2.D2:Sheet2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